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'Source Sans Pro', Helvetica, Arial"/>
    <style:font-face style:name="apple-system1" svg:font-family="apple-system, system-ui, BlinkMacSystemFont, 'Segoe UI', Roboto, 'Source Sans Pro', Helvetica, Arial" style:font-family-generic="swiss"/>
    <style:font-face style:name="monospace" svg:font-family="monospace, monospace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1cm" fo:margin-right="0cm" fo:margin-top="0.247cm" fo:margin-bottom="0.212cm" style:contextual-spacing="false" fo:text-indent="-1cm" style:auto-text-indent="false" style:page-number="auto" fo:background-color="transparent" fo:keep-with-next="always"/>
      <style:text-properties officeooo:paragraph-rsid="003d20f3"/>
    </style:style>
    <style:style style:name="P2" style:family="paragraph" style:parent-style-name="Heading_20_3">
      <loext:graphic-properties draw:fill="none"/>
      <style:paragraph-properties fo:margin-left="1cm" fo:margin-right="0cm" fo:text-indent="-1cm" style:auto-text-indent="false" fo:background-color="transparent"/>
      <style:text-properties fo:font-variant="normal" fo:text-transform="none" fo:color="#515151" loext:opacity="100%" style:font-name="apple-system" fo:font-size="12pt" fo:letter-spacing="normal" fo:font-style="normal" fo:font-weight="normal" officeooo:paragraph-rsid="003f840d" style:font-size-asian="12pt" style:font-size-complex="12pt"/>
    </style:style>
    <style:style style:name="P3" style:family="paragraph" style:parent-style-name="Heading_20_3" style:master-page-name="">
      <loext:graphic-properties draw:fill="none"/>
      <style:paragraph-properties fo:margin-left="1cm" fo:margin-right="0cm" fo:margin-top="0.247cm" fo:margin-bottom="0.212cm" style:contextual-spacing="false" fo:text-indent="-1cm" style:auto-text-indent="false" style:page-number="auto" fo:background-color="transparent" fo:keep-with-next="always"/>
      <style:text-properties officeooo:paragraph-rsid="003d20f3"/>
    </style:style>
    <style:style style:name="P4" style:family="paragraph" style:parent-style-name="Heading_20_3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480584"/>
    </style:style>
    <style:style style:name="P5" style:family="paragraph" style:parent-style-name="Standard">
      <style:text-properties fo:language="en" fo:country="US" officeooo:rsid="001dba74" officeooo:paragraph-rsid="001dba74"/>
    </style:style>
    <style:style style:name="P6" style:family="paragraph" style:parent-style-name="Standard">
      <style:text-properties fo:language="en" fo:country="US" officeooo:rsid="001dba74" officeooo:paragraph-rsid="001fdb40"/>
    </style:style>
    <style:style style:name="P7" style:family="paragraph" style:parent-style-name="Standard">
      <style:text-properties fo:language="en" fo:country="US" officeooo:rsid="001dba74" officeooo:paragraph-rsid="002f3182"/>
    </style:style>
    <style:style style:name="P8" style:family="paragraph" style:parent-style-name="Standard">
      <style:text-properties officeooo:paragraph-rsid="0024e8fa"/>
    </style:style>
    <style:style style:name="P9" style:family="paragraph" style:parent-style-name="Standard">
      <style:text-properties officeooo:paragraph-rsid="002f3182"/>
    </style:style>
    <style:style style:name="P10" style:family="paragraph" style:parent-style-name="Standard">
      <style:text-properties officeooo:paragraph-rsid="0031b510"/>
    </style:style>
    <style:style style:name="P11" style:family="paragraph" style:parent-style-name="Standard">
      <style:text-properties style:font-name="apple-system1"/>
    </style:style>
    <style:style style:name="P12" style:family="paragraph" style:parent-style-name="Standard">
      <style:text-properties style:font-name="apple-system1" officeooo:paragraph-rsid="0036152e"/>
    </style:style>
    <style:style style:name="P13" style:family="paragraph" style:parent-style-name="Standard">
      <style:text-properties style:font-name="apple-system1" officeooo:paragraph-rsid="003bfc47"/>
    </style:style>
    <style:style style:name="P1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42cm"/>
        </style:tab-stops>
      </style:paragraph-properties>
    </style:style>
    <style:style style:name="P1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3bfc47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20f3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3f840d"/>
    </style:style>
    <style:style style:name="P1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3f840d"/>
    </style:style>
    <style:style style:name="P19" style:family="paragraph" style:parent-style-name="Standard">
      <style:text-properties officeooo:paragraph-rsid="004ccd6e"/>
    </style:style>
    <style:style style:name="P20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3d20f3"/>
    </style:style>
    <style:style style:name="P21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424e16"/>
    </style:style>
    <style:style style:name="P22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4434b5"/>
    </style:style>
    <style:style style:name="T1" style:family="text">
      <style:text-properties officeooo:rsid="001eaebc"/>
    </style:style>
    <style:style style:name="T2" style:family="text">
      <style:text-properties fo:language="ru" fo:country="RU" officeooo:rsid="001eaebc"/>
    </style:style>
    <style:style style:name="T3" style:family="text">
      <style:text-properties fo:language="ru" fo:country="RU" officeooo:rsid="001fdb40"/>
    </style:style>
    <style:style style:name="T4" style:family="text">
      <style:text-properties fo:language="ru" fo:country="RU" officeooo:rsid="00201965"/>
    </style:style>
    <style:style style:name="T5" style:family="text">
      <style:text-properties fo:language="ru" fo:country="RU" officeooo:rsid="0021595b"/>
    </style:style>
    <style:style style:name="T6" style:family="text">
      <style:text-properties fo:language="ru" fo:country="RU" officeooo:rsid="00226cba"/>
    </style:style>
    <style:style style:name="T7" style:family="text">
      <style:text-properties fo:language="ru" fo:country="RU" officeooo:rsid="00226cba" fo:background-color="transparent" loext:char-shading-value="0"/>
    </style:style>
    <style:style style:name="T8" style:family="text">
      <style:text-properties fo:language="ru" fo:country="RU" officeooo:rsid="0024af3c" fo:background-color="transparent" loext:char-shading-value="0"/>
    </style:style>
    <style:style style:name="T9" style:family="text">
      <style:text-properties fo:language="ru" fo:country="RU" officeooo:rsid="002b314b" fo:background-color="transparent" loext:char-shading-value="0"/>
    </style:style>
    <style:style style:name="T10" style:family="text">
      <style:text-properties fo:language="ru" fo:country="RU" officeooo:rsid="0024af3c"/>
    </style:style>
    <style:style style:name="T11" style:family="text">
      <style:text-properties fo:language="en" fo:country="US" officeooo:rsid="001dba74"/>
    </style:style>
    <style:style style:name="T12" style:family="text">
      <style:text-properties fo:language="en" fo:country="US" officeooo:rsid="0021595b"/>
    </style:style>
    <style:style style:name="T13" style:family="text">
      <style:text-properties fo:language="en" fo:country="US" officeooo:rsid="00226cba"/>
    </style:style>
    <style:style style:name="T14" style:family="text">
      <style:text-properties fo:language="en" fo:country="US" officeooo:rsid="002b314b" fo:background-color="transparent" loext:char-shading-value="0"/>
    </style:style>
    <style:style style:name="T15" style:family="text">
      <style:text-properties fo:language="en" fo:country="US" officeooo:rsid="002b52b5" fo:background-color="transparent" loext:char-shading-value="0"/>
    </style:style>
    <style:style style:name="T16" style:family="text">
      <style:text-properties fo:language="en" fo:country="US" officeooo:rsid="002b8ce2" fo:background-color="transparent" loext:char-shading-value="0"/>
    </style:style>
    <style:style style:name="T17" style:family="text">
      <style:text-properties fo:language="en" fo:country="US" officeooo:rsid="0024af3c"/>
    </style:style>
    <style:style style:name="T18" style:family="text">
      <style:text-properties fo:language="en" fo:country="US" officeooo:rsid="0024e8fa"/>
    </style:style>
    <style:style style:name="T19" style:family="text">
      <style:text-properties fo:language="en" fo:country="US" officeooo:rsid="001eaebc"/>
    </style:style>
    <style:style style:name="T20" style:family="text">
      <style:text-properties officeooo:rsid="001fdb40"/>
    </style:style>
    <style:style style:name="T21" style:family="text">
      <style:text-properties officeooo:rsid="00201965"/>
    </style:style>
    <style:style style:name="T22" style:family="text">
      <style:text-properties fo:font-variant="normal" fo:text-transform="none" fo:color="#444444" loext:opacity="100%" style:font-name="monospace" fo:font-size="10.5pt" fo:letter-spacing="normal" fo:font-style="normal" fo:font-weight="normal"/>
    </style:style>
    <style:style style:name="T23" style:family="text">
      <style:text-properties fo:font-variant="normal" fo:text-transform="none" fo:color="#444444" loext:opacity="100%" style:font-name="monospace" fo:font-size="10.5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444444" loext:opacity="100%" style:font-name="monospace" fo:font-size="10.5pt" fo:letter-spacing="normal" fo:font-style="normal" fo:font-weight="bold"/>
    </style:style>
    <style:style style:name="T25" style:family="text">
      <style:text-properties fo:font-variant="normal" fo:text-transform="none" fo:color="#444444" loext:opacity="100%" style:font-name="monospace" fo:font-size="10.5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27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28" style:family="text">
      <style:text-properties fo:font-variant="normal" fo:text-transform="none" fo:color="#444444" loext:opacity="100%" fo:letter-spacing="normal"/>
    </style:style>
    <style:style style:name="T29" style:family="text">
      <style:text-properties fo:font-variant="normal" fo:text-transform="none" fo:color="#444444" loext:opacity="100%" style:font-name="apple-system" fo:letter-spacing="normal" fo:font-style="normal" fo:font-weight="normal"/>
    </style:style>
    <style:style style:name="T30" style:family="text">
      <style:text-properties fo:font-variant="normal" fo:text-transform="none" fo:color="#444444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31" style:family="text">
      <style:text-properties fo:font-variant="normal" fo:text-transform="none" fo:color="#444444" loext:opacity="100%" style:font-name="apple-system" fo:font-size="10.5pt" fo:letter-spacing="normal" fo:font-style="normal" fo:font-weight="normal"/>
    </style:style>
    <style:style style:name="T32" style:family="text">
      <style:text-properties fo:font-variant="normal" fo:text-transform="none" fo:color="#444444" loext:opacity="100%" style:font-name="apple-system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880000" loext:opacity="100%" style:font-name="monospace" fo:font-size="10.5pt" fo:letter-spacing="normal" fo:font-style="normal" fo:font-weight="normal"/>
    </style:style>
    <style:style style:name="T34" style:family="text">
      <style:text-properties fo:font-variant="normal" fo:text-transform="none" fo:color="#880000" loext:opacity="100%" style:font-name="monospace" fo:font-size="10.5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880000" loext:opacity="100%" style:font-name="monospace" fo:font-size="10.5pt" fo:letter-spacing="normal" fo:font-style="normal" fo:font-weight="bold"/>
    </style:style>
    <style:style style:name="T36" style:family="text">
      <style:text-properties fo:font-variant="normal" fo:text-transform="none" fo:color="#880000" loext:opacity="100%" style:font-name="monospace" fo:font-size="10.5pt" fo:letter-spacing="normal" fo:font-style="normal" fo:font-weight="bold" style:font-size-asian="12pt" style:font-size-complex="12pt"/>
    </style:style>
    <style:style style:name="T37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38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39" style:family="text">
      <style:text-properties fo:font-variant="normal" fo:text-transform="none" fo:color="#888888" loext:opacity="100%" style:font-name="monospace" fo:font-size="10.5pt" fo:letter-spacing="normal" fo:font-style="normal" fo:font-weight="normal"/>
    </style:style>
    <style:style style:name="T40" style:family="text">
      <style:text-properties fo:font-variant="normal" fo:text-transform="none" fo:color="#888888" loext:opacity="100%" style:font-name="monospace" fo:font-size="10.5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888888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42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43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393f5a" fo:background-color="transparent" loext:char-shading-value="0"/>
    </style:style>
    <style:style style:name="T44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dba74"/>
    </style:style>
    <style:style style:name="T45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fo:background-color="transparent" loext:char-shading-value="0"/>
    </style:style>
    <style:style style:name="T46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4af3c" fo:background-color="transparent" loext:char-shading-value="0"/>
    </style:style>
    <style:style style:name="T47" style:family="text">
      <style:text-properties fo:font-variant="normal" fo:text-transform="none" fo:color="#515151" loext:opacity="100%" style:font-name="apple-system" fo:letter-spacing="normal" fo:font-style="normal" fo:font-weight="normal"/>
    </style:style>
    <style:style style:name="T48" style:family="text">
      <style:text-properties fo:font-variant="normal" fo:text-transform="none" fo:color="#515151" loext:opacity="100%" style:font-name="apple-system" fo:letter-spacing="normal" fo:font-style="normal" fo:font-weight="normal" officeooo:rsid="002b8ce2" fo:background-color="transparent" loext:char-shading-value="0"/>
    </style:style>
    <style:style style:name="T49" style:family="text">
      <style:text-properties fo:font-variant="normal" fo:text-transform="none" fo:color="#515151" loext:opacity="100%" style:font-name="apple-system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515151" loext:opacity="100%" style:font-name="apple-system" fo:font-size="12pt" fo:letter-spacing="normal" fo:font-style="normal" fo:font-weight="normal" officeooo:rsid="0041304b" style:font-size-asian="12pt" style:font-size-complex="12pt"/>
    </style:style>
    <style:style style:name="T51" style:family="text">
      <style:text-properties fo:font-variant="normal" fo:text-transform="none" fo:color="#515151" loext:opacity="100%" style:font-name="apple-system" fo:font-size="10.5pt" fo:letter-spacing="normal" fo:font-style="normal" fo:font-weight="normal"/>
    </style:style>
    <style:style style:name="T52" style:family="text">
      <style:text-properties fo:font-variant="normal" fo:text-transform="none" fo:color="#397300" loext:opacity="100%" style:font-name="monospace" fo:font-size="10.5pt" fo:letter-spacing="normal" fo:font-style="normal" fo:font-weight="normal"/>
    </style:style>
    <style:style style:name="T53" style:family="text">
      <style:text-properties fo:font-variant="normal" fo:text-transform="none" fo:color="#397300" loext:opacity="100%" style:font-name="monospace" fo:font-size="10.5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3973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55" style:family="text">
      <style:text-properties fo:color="#444444" loext:opacity="100%"/>
    </style:style>
    <style:style style:name="T56" style:family="text">
      <style:text-properties fo:color="#444444" loext:opacity="100%" style:font-name="monospace" fo:font-size="10.5pt"/>
    </style:style>
    <style:style style:name="T57" style:family="text">
      <style:text-properties fo:color="#444444" loext:opacity="100%" style:font-name="monospace" fo:font-size="10.5pt" fo:font-weight="bold"/>
    </style:style>
    <style:style style:name="T58" style:family="text">
      <style:text-properties fo:color="#880000" loext:opacity="100%" style:font-name="monospace" fo:font-size="10.5pt"/>
    </style:style>
    <style:style style:name="T59" style:family="text">
      <style:text-properties fo:color="#880000" loext:opacity="100%" style:font-name="monospace" fo:font-size="10.5pt" fo:font-weight="bold"/>
    </style:style>
    <style:style style:name="T60" style:family="text">
      <style:text-properties fo:color="#888888" loext:opacity="100%" style:font-name="monospace" fo:font-size="10.5pt"/>
    </style:style>
    <style:style style:name="T61" style:family="text">
      <style:text-properties officeooo:rsid="002f3182" fo:background-color="transparent" loext:char-shading-value="0"/>
    </style:style>
    <style:style style:name="T62" style:family="text">
      <style:text-properties fo:color="#515151" loext:opacity="100%"/>
    </style:style>
    <style:style style:name="T63" style:family="text">
      <style:text-properties fo:color="#397300" loext:opacity="100%" style:font-name="monospace" fo:font-size="10.5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a xlink:type="simple" xlink:href="https://www.interviewbit.com/javascript-interview-questions/" text:style-name="Internet_20_link" text:visited-style-name="Visited_20_Internet_20_Link"><text:span text:style-name="T11">https://www.interviewbit.com/javascript-interview-questions/</text:span></text:a><text:span text:style-name="T11"><text:line-break/><text:line-break/></text:span><text:span text:style-name="T44">19. Explain Scope and Scope Chain in javascript.</text:span></text:p>
      <text:p text:style-name="P19"><text:span text:style-name="T44"><text:line-break/>20. Explain Closures in JavaScript.</text:span><text:span text:style-name="T19"><text:line-break/><text:line-break/></text:span><text:span text:style-name="T42">2. Explain Hoisting in javascript.<text:line-break/><text:line-break/> <text:s text:c="3"/></text:span><text:span text:style-name="T26">hoistedVariable = </text:span><text:span text:style-name="T37">3</text:span><text:span text:style-name="T26">; <text:line-break/> <text:s/></text:span><text:span text:style-name="T54">console</text:span><text:span text:style-name="T26">.log(hoistedVariable); </text:span><text:span text:style-name="T41"><text:s/><text:line-break/> <text:s/></text:span><text:span text:style-name="T26">var</text:span><text:span text:style-name="T30"> </text:span><text:span text:style-name="T26">hoistedVariable;</text:span><text:span text:style-name="T42"> <text:line-break/> <text:s text:c="3"/></text:span><text:span text:style-name="T41">// outputs 3 even when the variable is declared after it is initialized<text:line-break/><text:line-break/>-----------------------------------------------------------<text:line-break/> <text:s/><text:line-break/> <text:s text:c="2"/></text:span><text:span text:style-name="T26">hoistedFunction(); <text:line-break/> </text:span><text:span text:style-name="T41"><text:s/></text:span><text:span text:style-name="T26"><text:s/></text:span><text:span text:style-name="T27">function</text:span><text:span text:style-name="T26"> </text:span><text:span text:style-name="T38">hoistedFunction</text:span><text:span text:style-name="T26">(){ </text:span><text:span text:style-name="T54">console</text:span><text:span text:style-name="T26">.log(</text:span><text:span text:style-name="T37">" Hello world! "</text:span><text:span text:style-name="T26">); }</text:span><text:span text:style-name="T41"> <text:line-break/> <text:s text:c="2"/>// Outputs " Hello world! " even when the function is declared after calling<text:line-break/><text:line-break/>------------------------------------------------<text:line-break/><text:line-break/> <text:s text:c="3"/></text:span><text:span text:style-name="T26">var x; </text:span><text:span text:style-name="T54">console</text:span><text:span text:style-name="T26">.log(x); </text:span><text:span text:style-name="T41"><text:line-break/> <text:s text:c="2"/></text:span><text:span text:style-name="T26"><text:s/>x = </text:span><text:span text:style-name="T37">23</text:span><text:span text:style-name="T26">;<text:line-break/> <text:s text:c="3"/></text:span><text:span text:style-name="T41">// Outputs "undefined" since the initialization of "x" is not hoisted </text:span><text:span text:style-name="T8"><text:line-break/><text:line-break/></text:span><text:span text:style-name="T46">45. What is a Temporal Dead Zone?</text:span><text:span text:style-name="T15"><text:line-break/><text:line-break/></text:span><text:span text:style-name="T48">34. Differences between declaring variables using var, let and const.<text:line-break/></text:span></text:p>
      <text:p text:style-name="P9"><text:span text:style-name="T45">13. Explain “this” keyword. </text:span><text:span text:style-name="T43">(add arrow func as example)</text:span><text:span text:style-name="T45"><text:line-break/><text:line-break/>15. Explain call(), apply() and, bind() methods.<text:line-break/><text:line-break/>22. What are object prototypes?</text:span></text:p>
      <text:p text:style-name="P9"><text:span text:style-name="T45"/></text:p>
      <text:p text:style-name="P11"><text:span text:style-name="T62">26</text:span>. <text:span text:style-name="T62">What</text:span> <text:span text:style-name="T62">is</text:span> <text:span text:style-name="T62">recursion</text:span> <text:span text:style-name="T62">in</text:span> <text:span text:style-name="T62">a</text:span> <text:span text:style-name="T62">programming</text:span> <text:span text:style-name="T62">language?<text:line-break/><text:line-break/></text:span><text:span text:style-name="T47">25. What is memoization?</text:span></text:p>
      <text:p text:style-name="P11"><text:line-break/><text:span text:style-name="T47">28. What is DOM?<text:line-break/><text:line-break/>30. What do you mean by BOM?<text:line-break/><text:line-break/>39. What are generator functions?</text:span></text:p>
      <text:p text:style-name="P11"><text:span text:style-name="T47"><text:line-break/>40. Explain WeakSet in javascript.<text:line-break/><text:line-break/>42. Explain WeakMap in javascript.</text:span></text:p>
      <text:p text:style-name="P13"><text:soft-page-break/><text:span text:style-name="T47"><text:line-break/>??? 46. What do you mean by JavaScript Design Patterns? ???<text:line-break/><text:line-break/><text:line-break/></text:span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3"><text:span text:style-name="T47">53. Guess the outputs of the following codes:</text:span></text:p>
      <text:p text:style-name="P14"><text:span text:style-name="T47"><text:line-break/></text:span><text:span text:style-name="T24">function</text:span><text:span text:style-name="T22"> </text:span><text:span text:style-name="T35">func2</text:span><text:span text:style-name="T22">(){ <text:line-break/> <text:s text:c="3"/>for(var</text:span><text:span text:style-name="T29"> </text:span><text:span text:style-name="T22">i = </text:span><text:span text:style-name="T33">0</text:span><text:span text:style-name="T22">; i &lt; </text:span><text:span text:style-name="T33">3</text:span><text:span text:style-name="T22">; i++){ <text:line-break/> <text:s text:c="7"/></text:span><text:span text:style-name="T52">setTimeout</text:span><text:span text:style-name="T22">(()=&gt;</text:span><text:span text:style-name="T29"> </text:span><text:span text:style-name="T52">console</text:span><text:span text:style-name="T22">.log(i),</text:span><text:span text:style-name="T33">2000</text:span><text:span text:style-name="T22">); <text:line-break/> <text:s text:c="3"/>} <text:line-break/>} <text:line-break/>func2();</text:span><text:span text:style-name="T47"> <text:line-break/></text:span></text:p>
      <text:p text:style-name="P15"><text:span text:style-name="T51">-----------------------------------------------------------------------------------------------------------</text:span></text:p>
      <text:p text:style-name="P17"><text:span text:style-name="T51"><text:line-break/></text:span><text:span text:style-name="T22">(</text:span><text:span text:style-name="T24">function</text:span><text:span text:style-name="T22">(){ <text:line-break/> <text:s text:c="3"/></text:span><text:span text:style-name="T52">setTimeout</text:span><text:span text:style-name="T22">(()=&gt;</text:span><text:span text:style-name="T29"> </text:span><text:span text:style-name="T52">console</text:span><text:span text:style-name="T22">.log(</text:span><text:span text:style-name="T33">1</text:span><text:span text:style-name="T22">),</text:span><text:span text:style-name="T33">2000</text:span><text:span text:style-name="T22">); <text:line-break/> <text:s text:c="3"/></text:span><text:span text:style-name="T52">console</text:span><text:span text:style-name="T22">.log(</text:span><text:span text:style-name="T33">2</text:span><text:span text:style-name="T22">); <text:line-break/> <text:s text:c="3"/></text:span><text:span text:style-name="T52">setTimeout</text:span><text:span text:style-name="T22">(()=&gt;</text:span><text:span text:style-name="T29"> </text:span><text:span text:style-name="T52">console</text:span><text:span text:style-name="T22">.log(</text:span><text:span text:style-name="T33">3</text:span><text:span text:style-name="T22">),</text:span><text:span text:style-name="T33">0</text:span><text:span text:style-name="T22">); <text:line-break/> <text:s text:c="3"/></text:span><text:span text:style-name="T52">console</text:span><text:span text:style-name="T22">.log(</text:span><text:span text:style-name="T33">4</text:span><text:span text:style-name="T22">); <text:line-break/>})();</text:span><text:span text:style-name="T47"> </text:span><text:span text:style-name="T51"><text:line-break/><text:line-break/></text:span></text:p>
      <text:h text:style-name="P2" text:outline-level="3">54. Guess the outputs of the following code:</text:h>
      <text:p text:style-name="P18"><text:span text:style-name="T22">let</text:span><text:span text:style-name="T31"> </text:span><text:span text:style-name="T22">x= {}, y = {name:</text:span><text:span text:style-name="T33">"Ronny"</text:span><text:span text:style-name="T22">}, z = {name:</text:span><text:span text:style-name="T33">"John"</text:span><text:span text:style-name="T22">}; <text:line-break/>x[y] = {name:</text:span><text:span text:style-name="T33">"Vivek"</text:span><text:span text:style-name="T22">}; <text:line-break/>x[z] = {name:</text:span><text:span text:style-name="T33">"Akki"</text:span><text:span text:style-name="T22">}; <text:line-break/></text:span><text:span text:style-name="T52">console</text:span><text:span text:style-name="T22">.log(x[y]);</text:span><text:span text:style-name="T51"> <text:line-break/></text:span></text:p>
      <text:h text:style-name="P3" text:outline-level="3"><text:soft-page-break/><text:span text:style-name="T49">55. Guess the output of the following code:<text:line-break/><text:line-break/></text:span><text:span text:style-name="T22">var</text:span><text:span text:style-name="T28"> </text:span><text:span text:style-name="T22">x = </text:span><text:span text:style-name="T33">23</text:span><text:span text:style-name="T22">; <text:line-break/>(</text:span><text:span text:style-name="T24">function</text:span><text:span text:style-name="T22">(){ <text:line-break/> <text:s text:c="3"/>var</text:span><text:span text:style-name="T28"> </text:span><text:span text:style-name="T22">x = </text:span><text:span text:style-name="T33">43</text:span><text:span text:style-name="T22">; <text:line-break/> <text:s text:c="3"/>(</text:span><text:span text:style-name="T24">function</text:span><text:span text:style-name="T22"> </text:span><text:span text:style-name="T35">random</text:span><text:span text:style-name="T22">(){<text:line-break/> <text:s text:c="7"/>x++; <text:line-break/> <text:s text:c="7"/></text:span><text:span text:style-name="T52">console</text:span><text:span text:style-name="T22">.log(x); <text:line-break/> <text:s text:c="7"/>var</text:span><text:span text:style-name="T28"> </text:span><text:span text:style-name="T22">x = </text:span><text:span text:style-name="T33">21</text:span><text:span text:style-name="T22">; <text:line-break/> <text:s text:c="3"/>})(); <text:line-break/>})();</text:span> <text:line-break/></text:h>
      <text:h text:style-name="P1" text:outline-level="3"><text:span text:style-name="T50">56. Guess the outputs of the following code:<text:line-break/><text:line-break/></text:span><text:span text:style-name="T22">let hero = { <text:line-break/> powerLevel: 99, <text:line-break/> getPower(){ return this.powerLevel; } <text:line-break/>} <text:line-break/>let getPower = hero.getPower; <text:line-break/>let hero2 = { powerLevel:42 }; <text:line-break/>console.log(getPower()); <text:line-break/>console.log(getPower.apply(hero2));</text:span> </text:h>
      <text:h text:style-name="P20" text:outline-level="3">------------------------------------------------------------------------------------------------------------------------</text:h>
      <text:h text:style-name="P21" text:outline-level="3"><text:span text:style-name="T22"><text:s text:c="5"/>const a = function(){ <text:line-break/> <text:s text:c="3"/>console.log(this); <text:line-break/> <text:s text:c="3"/>const b = { <text:line-break/> <text:s text:c="7"/>func1: function(){ console.log(this); }<text:line-break/> <text:s text:c="3"/>} <text:line-break/> <text:s text:c="3"/>const c = { <text:line-break/> <text:s text:c="7"/>func2: ()=&gt;{ console.log(this); } <text:line-break/> <text:s text:c="3"/>} <text:line-break/> <text:s text:c="3"/>b.func1(); <text:line-break/> <text:s text:c="3"/>c.func2(); <text:line-break/>} <text:line-break/>a();</text:span> <text:line-break/></text:h>
      <text:h text:style-name="P22" text:outline-level="3">------------------------------------------------------------------------------------------------------------------------<text:line-break/><text:line-break/><text:span text:style-name="T22">const b = { <text:line-break/> <text:s text:c="3"/>name:"Vivek", <text:line-break/> <text:s text:c="3"/>f: function(){ <text:line-break/> <text:s text:c="7"/>var self = this; </text:span></text:h>
      <text:h text:style-name="P22" text:outline-level="3"><text:span text:style-name="T22"><text:s text:c="12"/>console.log(this.name); <text:line-break/> <text:s text:c="6"/>(function(){ <text:line-break/> <text:s text:c="11"/>console.log(this.name); <text:line-break/> <text:s text:c="11"/>console.log(self.name); <text:line-break/></text:span><text:soft-page-break/><text:span text:style-name="T22"> <text:s text:c="7"/>})(); <text:line-break/> <text:s text:c="3"/>} </text:span></text:h>
      <text:h text:style-name="P22" text:outline-level="3"><text:span text:style-name="T22"><text:s text:c="4"/>} <text:line-break/>b.f();</text:span> </text:h>
      <text:h text:style-name="P22" text:outline-level="3"/>
      <text:h text:style-name="P4" text:outline-level="3"><text:soft-page-break/><text:span text:style-name="T49">57. Guess the outputs of the following code:<text:line-break/><text:line-break/></text:span><text:span text:style-name="T40">// Each time bigFunc is called, an array of size 700 is being created,</text:span><text:span text:style-name="T32"> </text:span><text:span text:style-name="T40">// Modify the code so that we don't create the same array again and again</text:span><text:span text:style-name="T32"> <text:line-break/></text:span><text:span text:style-name="T25">function</text:span><text:span text:style-name="T23"> </text:span><text:span text:style-name="T36">bigFunc</text:span><text:span text:style-name="T23">(element){ <text:line-break/> let</text:span><text:span text:style-name="T32"> </text:span><text:span text:style-name="T23">newArray = new</text:span><text:span text:style-name="T32"> </text:span><text:span text:style-name="T53">Array</text:span><text:span text:style-name="T23">(</text:span><text:span text:style-name="T34">700</text:span><text:span text:style-name="T23">).fill(</text:span><text:span text:style-name="T34">'♥'</text:span><text:span text:style-name="T23">); <text:line-break/> return</text:span><text:span text:style-name="T32"> </text:span><text:span text:style-name="T23">newArray[element]; <text:line-break/>} <text:line-break/></text:span><text:span text:style-name="T53">console</text:span><text:span text:style-name="T23">.log(bigFunc(</text:span><text:span text:style-name="T34">599</text:span><text:span text:style-name="T23">)); </text:span><text:span text:style-name="T40">// Array is created</text:span><text:span text:style-name="T32"> </text:span><text:span text:style-name="T53">console</text:span><text:span text:style-name="T23">.log(bigFunc(</text:span><text:span text:style-name="T34">670</text:span><text:span text:style-name="T23">)); </text:span><text:span text:style-name="T40">// Array is created again</text:span><text:span text:style-name="T49"> <text:line-break/></text:span></text:h>
      <text:h text:style-name="P4" text:outline-level="3"><text:span text:style-name="T49"><text:line-break/></text:span><text:span text:style-name="T24">function</text:span><text:span text:style-name="T22"> </text:span><text:span text:style-name="T35">bigFunc</text:span><text:span text:style-name="T22">(){ <text:line-break/> <text:s text:c="3"/>let</text:span><text:span text:style-name="T28"> </text:span><text:span text:style-name="T22">newArray = new</text:span><text:span text:style-name="T28"> </text:span><text:span text:style-name="T52">Array</text:span><text:span text:style-name="T22">(</text:span><text:span text:style-name="T33">700</text:span><text:span text:style-name="T22">).fill(</text:span><text:span text:style-name="T33">'♥'</text:span><text:span text:style-name="T22">); <text:line-break/> <text:s text:c="3"/>return</text:span><text:span text:style-name="T28"> </text:span><text:span text:style-name="T22">(element) =&gt;</text:span><text:span text:style-name="T28"> </text:span><text:span text:style-name="T22">newArray[element]; <text:line-break/>} <text:line-break/>let</text:span><text:span text:style-name="T28"> </text:span><text:span text:style-name="T22">getElement = bigFunc(); </text:span><text:span text:style-name="T39">// Array is created only once</text:span><text:span text:style-name="T28"> </text:span><text:span text:style-name="T22">getElement(</text:span><text:span text:style-name="T33">599</text:span><text:span text:style-name="T22">); <text:line-break/>getElement(</text:span><text:span text:style-name="T33">670</text:span><text:span text:style-name="T22">);</text:span> <text:line-break/><text:line-break/>-------------------------------------------------------------------------------------------------<text:line-break/><text:line-break/><text:span text:style-name="T39">// The following code outputs 2 and 2 after waiting for one second</text:span><text:span text:style-name="T28"> </text:span><text:span text:style-name="T39">// Modify the code to output 0 and 1 after one second.</text:span><text:span text:style-name="T28"> <text:line-break/></text:span><text:span text:style-name="T24">function</text:span><text:span text:style-name="T22"> </text:span><text:span text:style-name="T35">randomFunc</text:span><text:span text:style-name="T22">(){ <text:line-break/> <text:s text:c="3"/>for(var</text:span><text:span text:style-name="T28"> </text:span><text:span text:style-name="T22">i = </text:span><text:span text:style-name="T33">0</text:span><text:span text:style-name="T22">; i &lt; </text:span><text:span text:style-name="T33">2</text:span><text:span text:style-name="T22">; i++){ <text:line-break/> <text:s text:c="7"/></text:span><text:span text:style-name="T52">setTimeout</text:span><text:span text:style-name="T22">(()=&gt;</text:span><text:span text:style-name="T28"> </text:span><text:span text:style-name="T52">console</text:span><text:span text:style-name="T22">.log(i),</text:span><text:span text:style-name="T33">1000</text:span><text:span text:style-name="T22">); <text:line-break/> <text:s text:c="3"/>} <text:line-break/>} <text:line-break/>randomFunc();</text:span> <text:line-break/><text:line-break/><text:line-break/><text:span text:style-name="T24">function</text:span><text:span text:style-name="T22"> </text:span><text:span text:style-name="T35">randomFunc</text:span><text:span text:style-name="T22">(){ <text:line-break/> <text:s text:c="3"/>for(let</text:span><text:span text:style-name="T28"> </text:span><text:span text:style-name="T22">i = </text:span><text:span text:style-name="T33">0</text:span><text:span text:style-name="T22">; i &lt; </text:span><text:span text:style-name="T33">2</text:span><text:span text:style-name="T22">; i++){ <text:line-break/> <text:s text:c="7"/></text:span><text:span text:style-name="T52">setTimeout</text:span><text:span text:style-name="T22">(()=&gt;</text:span><text:span text:style-name="T28"> </text:span><text:span text:style-name="T52">console</text:span><text:span text:style-name="T22">.log(i),</text:span><text:span text:style-name="T33">1000</text:span><text:span text:style-name="T22">); <text:line-break/> <text:s text:c="3"/>} <text:line-break/>} <text:line-break/>randomFunc(); <text:line-break/><text:line-break/><text:line-break/></text:span><text:span text:style-name="T24">function</text:span><text:span text:style-name="T22"> </text:span><text:span text:style-name="T35">randomFunc</text:span><text:span text:style-name="T22">(){ <text:line-break/> <text:s text:c="3"/>for(var i = </text:span><text:span text:style-name="T33">0</text:span><text:span text:style-name="T22">; i &lt; </text:span><text:span text:style-name="T33">2</text:span><text:span text:style-name="T22">; i++){ <text:line-break/> <text:s text:c="7"/>(</text:span><text:span text:style-name="T24">function</text:span><text:span text:style-name="T22">(i){ <text:line-break/> <text:s text:c="11"/></text:span><text:span text:style-name="T52">setTimeout</text:span><text:span text:style-name="T22">(()=&gt;</text:span><text:span text:style-name="T52">console</text:span><text:span text:style-name="T22">.log(i),</text:span><text:span text:style-name="T33">1000</text:span><text:span text:style-name="T22">); <text:line-break/> <text:s text:c="7"/>})(i); <text:line-break/> <text:s text:c="3"/>} <text:line-break/>} <text:line-break/>randomFunc(); </text:span></text:h>
      <text:h text:style-name="P22" text:outline-level="3"><text:soft-page-break/></text:h>
      <text:h text:style-name="P20" text:outline-level="3"/>
      <text:p text:style-name="P16"><text:span text:style-name="T4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2"/>
      <text:p text:style-name="P9"/>
      <text:p text:style-name="P7"><text:span text:style-name="T8"><text:line-break/><text:line-break/></text:span><text:span text:style-name="T61">=======================================================================</text:span></text:p>
      <text:p text:style-name="P5"/>
      <text:p text:style-name="P5">1. <text:s/><text:span text:style-name="T2">Что такое </text:span><text:span text:style-name="T1">scope</text:span><text:span text:style-name="T2">, виды </text:span><text:span text:style-name="T1">scope</text:span><text:span text:style-name="T2">, что такое </text:span><text:span text:style-name="T1">scope chain ?</text:span></text:p>
      <text:p text:style-name="P6"><text:s text:c="4"/></text:p>
      <text:p text:style-name="P6"><text:s text:c="4"/>- <text:span text:style-name="T20">scope </text:span><text:span text:style-name="T3">определяет доступность переменных и функций в различных частях кода<text:line-break/><text:line-break/> <text:s text:c="3"/>- </text:span><text:span text:style-name="T4">существует 3 вида </text:span><text:span text:style-name="T21">scope<text:line-break/></text:span></text:p>
      <text:p text:style-name="P8"><text:span text:style-name="T3"><text:s text:c="8"/>- </text:span><text:span text:style-name="T12">Global Scope<text:line-break/> <text:s text:c="7"/>- Local or Function Scope<text:line-break/> <text:s text:c="7"/>- Block Scope<text:line-break/></text:span><text:soft-page-break/><text:span text:style-name="T12"><text:line-break/> <text:s text:c="7"/>- </text:span><text:span text:style-name="T13">Global Scope: </text:span><text:span text:style-name="T6">переменные и функции объявленные в глобальном пространстве имен<text:line-break/> <text:s text:c="9"/>имеют</text:span><text:span text:style-name="T13"> Global Scope. </text:span><text:span text:style-name="T6">Такие переменные и функции мог быть доступны из любого места<text:line-break/> <text:s text:c="9"/>места внутри кода.<text:line-break/><text:line-break/> <text:s text:c="7"/>- </text:span><text:span text:style-name="T12">Local or Function Scope</text:span><text:span text:style-name="T10">: Любые переменные или функции объявленные внутри<text:line-break/> <text:s text:c="9"/>функции имеют </text:span><text:span text:style-name="T12">Local or Function Scope,</text:span><text:span text:style-name="T5"> </text:span><text:span text:style-name="T17">э</text:span><text:span text:style-name="T10">то означает что все переменные и функции<text:line-break/> <text:s text:c="9"/>объявленные внутри функции мог быть доступны внутри этой функции а снаружи не<text:line-break/> <text:s text:c="9"/>доступны<text:line-break/><text:line-break/> <text:s text:c="7"/></text:span><text:span text:style-name="T12">- Block Scope: Block scope is related to the variables declared using let and const. Variables<text:line-break/> <text:s text:c="9"/>declared with var do not have block scope.<text:line-break/><text:line-break/> <text:s text:c="3"/>- </text:span><text:span text:style-name="T18">Scope Chain - JavaScript engine also uses Scope to find variables. As you can see in the code<text:line-break/> <text:s text:c="5"/>above, if the javascript engine does not find the variable in local scope, it tries to check for the<text:line-break/> <text:s text:c="5"/>variable in the outer scope. If the variable does not exist in the outer scope, it tries to find the<text:line-break/> <text:s text:c="5"/>variable in the global scope. Block scope tells us that any variable declared inside a block { },<text:line-break/> <text:s text:c="5"/>can be accessed only inside that block and cannot be accessed outside of it.</text:span><text:span text:style-name="T7"><text:line-break/><text:line-break/>------------------------------------------------------------------------------------------------------------------------<text:line-break/><text:line-break/></text:span><text:span text:style-name="T8">2. Explain Hoisting in javascript.<text:line-break/> <text:s text:c="3"/>- Hoisting is the default behaviour of javascript where all the variable </text:span><text:span text:style-name="T9">(</text:span><text:span text:style-name="T14">with var keyword</text:span><text:span text:style-name="T9">)</text:span><text:span text:style-name="T8"> and<text:line-break/> <text:s text:c="5"/>function declarations are moved on top. This means that irrespective of where the variables and<text:line-break/> <text:s text:c="5"/>functions are declared, they are moved on top of the scope. The scope can be both local and<text:line-break/> <text:s text:c="5"/>global.<text:line-break/><text:line-break/> <text:s text:c="3"/>- Note - Variable initializations are not hoisted, only variable declarations are hoisted<text:line-break/><text:line-break/>------------------------------------------------------------------------------------------------------------------------<text:line-break/><text:line-break/></text:span><text:span text:style-name="T15">3. What is a Temporal Dead Zone?<text:line-break/><text:line-break/> <text:s text:c="3"/>- Temporal Dead Zone is a behaviour that occurs with variables declared using let and const<text:line-break/> <text:s text:c="5"/>keywords. It is a behaviour where we try to access a variable before it is initialized<text:line-break/><text:line-break/>------------------------------------------------------------------------------------------------------------------------<text:line-break/><text:line-break/><text:line-break/><text:line-break/><text:line-break/></text:span><text:span text:style-name="T16">4. Differences between declaring variables using var, let and const.<text:line-break/><text:line-break/> <text:s text:c="3"/>- Variables declared in the global scope with var and let keywords can be accessed from<text:line-break/> <text:s text:c="5"/>anywhere in the code.<text:line-break/> <text:s text:c="3"/>- But, there is one difference! Variables that are declared with the var keyword in the global scope<text:line-break/> <text:s text:c="5"/>are added to the window/global object. Therefore, they can be accessed using<text:line-break/> <text:s text:c="5"/>window.variableName. Whereas, the variables declared with the let keyword are not added to<text:line-break/> <text:s text:c="5"/>the global object, therefore, trying to access such variables using window.variableName results<text:line-break/> <text:s text:c="5"/>in an error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'Source Sans Pro', Helvetica, Arial"/>
    <style:font-face style:name="apple-system1" svg:font-family="apple-system, system-ui, BlinkMacSystemFont, 'Segoe UI', Roboto, 'Source Sans Pro', Helvetica, Arial" style:font-family-generic="swiss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09:31:44.143000000</meta:creation-date>
    <dc:date>2023-02-28T17:33:45.750000000</dc:date>
    <meta:editing-duration>PT8H1M42S</meta:editing-duration>
    <meta:editing-cycles>40</meta:editing-cycles>
    <meta:generator>LibreOffice/7.5.0.3$Windows_X86_64 LibreOffice_project/c21113d003cd3efa8c53188764377a8272d9d6de</meta:generator>
    <meta:document-statistic meta:table-count="0" meta:image-count="0" meta:object-count="0" meta:page-count="7" meta:paragraph-count="28" meta:word-count="897" meta:character-count="7408" meta:non-whitespace-character-count="5819"/>
  </office:meta>
</office:document-meta>
</file>